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  <style:paragraph-properties fo:margin-top="0in" fo:margin-bottom="0in"/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  <style:paragraph-properties fo:margin-top="0in" fo:margin-bottom="0in"/>
    </style:style>
    <style:style style:name="P79" style:family="paragraph" style:parent-style-name="Text_20_body" style:list-style-name="L28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06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"/>Capítulo 4<text:bookmark-end text:name="capítulo-4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"/>Capítulo 5<text:bookmark-end text:name="capítulo-5"/></text:h>
      <text:h text:style-name="Heading_20_3" text:outline-level="3"><text:bookmark-start text:name="where"/><text:span text:style-name="T1">WHERE</text:span>:<text:line-break/><text:bookmark-end text:name="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"/>Capítulo 6<text:bookmark-end text:name="capítulo-6"/></text:h>
      <text:p text:style-name="First_20_paragraph"><text:span text:style-name="T1">GROUP BY</text:span> e <text:span text:style-name="T1">ORDER BY</text:span><text:line-break/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"/>Capítulo 7<text:bookmark-end text:name="capítulo-7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"/>Capítulo 8<text:bookmark-end text:name="capítulo-8"/></text:h>
      <text:h text:style-name="Heading_20_3" text:outline-level="3"><text:bookmark-start text:name="join"/>JOIN<text:bookmark-end text:name="join"/></text:h>
      <text:list text:style-name="L22">
        <text:list-item>
          <text:p text:style-name="P73">Banco de dados relacional</text:p>
        </text:list-item>
      </text:list>
      <text:list text:style-name="L23">
        <text:list-item>
          <text:p text:style-name="P74">Duas ou mais tabelas se relacionam (relacionais) determinado campo de uma tabela aponta para o campo de outra tabela.<text:line-break/></text:p>
        </text:list-item>
        <text:list-item>
          <text:p text:style-name="P74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4">Dizemos que uma tabela é pai da outra quando a segunda tabela depende de informações da primeira tabela. a primeira tabela é pai e a segunda tabela é filha.<text:line-break/></text:p>
        </text:list-item>
        <text:list-item>
          <text:p text:style-name="P74">Tipos de relacionamento entre tabela-pai e tabela-filha:<text:line-break/></text:p>
          <text:list text:style-name="L24">
            <text:list-item>
              <text:p text:style-name="P75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5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5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list text:style-name="L25">
        <text:list-item>
          <text:p text:style-name="P76"><text:span text:style-name="T1">INNER JOIN</text:span></text:p>
        </text:list-item>
      </text:list>
      <text:list text:style-name="L26">
        <text:list-item>
          <text:p text:style-name="P77">Une duas tabelas, relacionadas, para efetuar consultas mais eficientes.<text:line-break/></text:p>
        </text:list-item>
        <text:list-item>
          <text:p text:style-name="P77">A mescla é feita apartir de algum campo comum, para que os registros se alinhem, colunas <text:span text:style-name="T2">chaves</text:span>.<text:line-break/></text:p>
        </text:list-item>
        <text:list-item>
          <text:p text:style-name="P77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Obs.:</text:p>
          <text:list text:style-name="L27">
            <text:list-item>
              <text:p text:style-name="P78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8">É dentro do <text:span text:style-name="T1">FROM</text:span> que é executado o <text:span text:style-name="T1">JOIN INNER</text:span>.<text:line-break/></text:p>
            </text:list-item>
            <text:list-item>
              <text:p text:style-name="P78">Quanto a exibição dos resultados, só é exibido registros que existam nas duas tabelas.<text:line-break/></text:p>
            </text:list-item>
            <text:list-item>
              <text:p text:style-name="P78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list text:style-name="L28">
        <text:list-item>
          <text:p text:style-name="P79"><text:span text:style-name="T1">LEFT JOIN</text:span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instrução <text:span text:style-name="T1">JOIN</text:span> - <text:span text:style-name="T1">LEFT JOIN</text:span>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06T10:47:29Z</meta:creation-date>
    <dc:date>2022-03-06T10:47:29Z</dc:date>
    <meta:user-defined meta:name="date" meta:value-type="string">2022-03-06</meta:user-defined>
    <meta:user-defined meta:name="output" meta:value-type="string"/>
  </office:meta>
</office:document-meta>
</file>